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o empieza con un número.</text:p>
          </table:table-cell>
          <table:table-cell office:value-type="string" table:style-name="ce3">
            <text:p>Empieza con un número.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a12356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1abcde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17:18Z</dc:date>
    <meta:editing-cycles>5</meta:editing-cycles>
    <meta:editing-duration>PT3599S</meta:editing-duration>
  </office:meta>
</office:document-meta>
</file>